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4625cm"/>
    </style:style>
    <style:style style:name="co2" style:family="table-column">
      <style:table-column-properties fo:break-before="auto" style:column-width="1.4022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wo_colum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one_column" table:style-name="ta2">
        <table:table-column table:style-name="co2" table:number-columns-repeated="16384" table:default-cell-style-name="ce1"/>
        <table:table-row table:style-name="ro1">
          <table:table-cell office:value-type="string" table:style-name="ce1">
            <text:p>a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09</meta:generator>
    <meta:initial-creator>Jeff</meta:initial-creator>
    <dc:creator>Will Ayd</dc:creator>
    <meta:creation-date>2013-07-05T16:38:05Z</meta:creation-date>
    <dc:date>2019-06-29T16:46:53Z</dc:date>
  </office:meta>
</office:document-meta>
</file>